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4.245cm" fo:margin-left="-0.199cm" fo:margin-top="0cm" fo:margin-bottom="0cm" table:align="left" style:writing-mode="lr-tb"/>
    </style:style>
    <style:style style:name="Table1.A" style:family="table-column">
      <style:table-column-properties style:column-width="0.767cm"/>
    </style:style>
    <style:style style:name="Table1.B" style:family="table-column">
      <style:table-column-properties style:column-width="2.895cm"/>
    </style:style>
    <style:style style:name="Table1.C" style:family="table-column">
      <style:table-column-properties style:column-width="18.579cm"/>
    </style:style>
    <style:style style:name="Table1.D" style:family="table-column">
      <style:table-column-properties style:column-width="2.004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2" style:family="table">
      <style:table-properties style:width="24.603cm" fo:margin-left="-0.199cm" fo:margin-top="0cm" fo:margin-bottom="0cm" table:align="left" style:writing-mode="lr-tb"/>
    </style:style>
    <style:style style:name="Table2.A" style:family="table-column">
      <style:table-column-properties style:column-width="0.699cm"/>
    </style:style>
    <style:style style:name="Table2.B" style:family="table-column">
      <style:table-column-properties style:column-width="1.353cm"/>
    </style:style>
    <style:style style:name="Table2.C" style:family="table-column">
      <style:table-column-properties style:column-width="0.545cm"/>
    </style:style>
    <style:style style:name="Table2.D" style:family="table-column">
      <style:table-column-properties style:column-width="0.547cm"/>
    </style:style>
    <style:style style:name="Table2.H" style:family="table-column">
      <style:table-column-properties style:column-width="0.549cm"/>
    </style:style>
    <style:style style:name="Table2.I" style:family="table-column">
      <style:table-column-properties style:column-width="0.714cm"/>
    </style:style>
    <style:style style:name="Table2.J" style:family="table-column">
      <style:table-column-properties style:column-width="0.713cm"/>
    </style:style>
    <style:style style:name="Table2.i" style:family="table-column">
      <style:table-column-properties style:column-width="0.72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C1"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P5" style:family="table-cell">
      <style:table-cell-properties style:vertical-align="middle" fo:background-color="#a6a6a6" fo:padding-left="0.199cm" fo:padding-right="0.191cm" fo:padding-top="0cm" fo:padding-bottom="0cm" fo:border="0.5pt solid #00000a">
        <style:background-image/>
      </style:table-cell-properties>
    </style:style>
    <style:style style:name="Table2.R5" style:family="table-cell">
      <style:table-cell-properties style:vertical-align="middle" fo:background-color="#c00000" fo:padding-left="0.199cm" fo:padding-right="0.191cm" fo:padding-top="0cm" fo:padding-bottom="0cm" fo:border="0.5pt solid #00000a">
        <style:background-image/>
      </style:table-cell-properties>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3" style:family="table">
      <style:table-properties style:width="22.745cm" fo:margin-left="-0.199cm" fo:margin-top="0cm" fo:margin-bottom="0cm" table:align="left" style:writing-mode="lr-tb"/>
    </style:style>
    <style:style style:name="Table3.A" style:family="table-column">
      <style:table-column-properties style:column-width="2.836cm"/>
    </style:style>
    <style:style style:name="Table3.B" style:family="table-column">
      <style:table-column-properties style:column-width="2.025cm"/>
    </style:style>
    <style:style style:name="Table3.C" style:family="table-column">
      <style:table-column-properties style:column-width="2.498cm"/>
    </style:style>
    <style:style style:name="Table3.D" style:family="table-column">
      <style:table-column-properties style:column-width="2.875cm"/>
    </style:style>
    <style:style style:name="Table3.E" style:family="table-column">
      <style:table-column-properties style:column-width="5.004cm"/>
    </style:style>
    <style:style style:name="Table3.F" style:family="table-column">
      <style:table-column-properties style:column-width="7.507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7.383cm" fo:margin-left="-0.191cm" fo:margin-top="0cm" fo:margin-bottom="0cm" table:align="left" style:writing-mode="lr-tb"/>
    </style:style>
    <style:style style:name="Table4.A" style:family="table-column">
      <style:table-column-properties style:column-width="1.438cm"/>
    </style:style>
    <style:style style:name="Table4.B" style:family="table-column">
      <style:table-column-properties style:column-width="13.088cm"/>
    </style:style>
    <style:style style:name="Table4.C" style:family="table-column">
      <style:table-column-properties style:column-width="2.858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0.75pt solid #00000a" fo:border-top="none" fo:border-bottom="0.75pt solid #00000a"/>
    </style:style>
    <style:style style:name="Table4.C1" style:family="table-cell">
      <style:table-cell-properties style:vertical-align="middle" fo:padding-left="0.191cm" fo:padding-right="0.191cm" fo:padding-top="0cm" fo:padding-bottom="0cm" fo:border="0.75pt solid #00000a"/>
    </style:style>
    <style:style style:name="Table4.A5" style:family="table-cell">
      <style:table-cell-properties style:vertical-align="middle" fo:padding-left="0.191cm" fo:padding-right="0.191cm" fo:padding-top="0cm" fo:padding-bottom="0cm" fo:border-left="0.75pt solid #00000a" fo:border-right="0.75pt solid #00000a" fo:border-top="0.75pt solid #00000a" fo:border-bottom="0.5pt solid #00000a"/>
    </style:style>
    <style:style style:name="P1" style:family="paragraph" style:parent-style-name="Header">
      <style:paragraph-properties>
        <style:tab-stops>
          <style:tab-stop style:position="11.878cm"/>
        </style:tab-stops>
      </style:paragraph-properties>
    </style:style>
    <style:style style:name="P2" style:family="paragraph" style:parent-style-name="Header">
      <style:paragraph-properties>
        <style:tab-stops>
          <style:tab-stop style:position="11.878cm"/>
        </style:tab-stops>
      </style:paragraph-properties>
      <style:text-properties officeooo:paragraph-rsid="00088e9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2pt" style:font-size-asian="12pt" style:font-name-complex="Arial1" style:font-size-complex="12pt"/>
    </style:style>
    <style:style style:name="P6" style:family="paragraph" style:parent-style-name="Standard">
      <style:paragraph-properties fo:text-align="center" style:justify-single-word="false"/>
      <style:text-properties fo:font-size="12pt" fo:language="en" fo:country="GB" fo:font-weight="bold" officeooo:rsid="00088e9e" officeooo:paragraph-rsid="00088e9e" style:font-size-asian="12pt" style:font-weight-asian="bold" style:font-size-complex="12pt"/>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8" style:family="paragraph" style:parent-style-name="Standard">
      <style:text-properties fo:color="#000000" fo:font-size="16pt" style:letter-kerning="true" style:font-size-asian="16pt" style:font-name-complex="Times New Roman" style:font-size-complex="14pt" style:font-weight-complex="bold"/>
    </style:style>
    <style:style style:name="P9" style:family="paragraph" style:parent-style-name="Standard">
      <style:text-properties fo:color="#000000" fo:font-size="10pt" style:font-size-asian="10pt"/>
    </style:style>
    <style:style style:name="P10" style:family="paragraph" style:parent-style-name="Standard">
      <style:paragraph-properties fo:text-align="center" style:justify-single-word="false"/>
      <style:text-properties fo:color="#000000" fo:font-size="10pt" style:font-size-asian="10pt"/>
    </style:style>
    <style:style style:name="P11" style:family="paragraph" style:parent-style-name="Standard">
      <style:paragraph-properties fo:text-align="center" style:justify-single-word="false"/>
      <style:text-properties fo:font-size="9pt" fo:font-weight="bold" style:font-size-asian="9pt" style:font-weight-asian="bold" style:font-size-complex="9pt"/>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size="10pt" style:font-size-asian="10pt"/>
    </style:style>
    <style:style style:name="P15" style:family="paragraph" style:parent-style-name="Standard">
      <style:paragraph-properties fo:text-align="center" style:justify-single-word="false"/>
      <style:text-properties fo:font-size="10pt" style:font-size-asian="10pt"/>
    </style:style>
    <style:style style:name="P16" style:family="paragraph" style:parent-style-name="Standard">
      <style:text-properties fo:language="en" fo:country="GB"/>
    </style:style>
    <style:style style:name="P17" style:family="paragraph" style:parent-style-name="Standard">
      <style:paragraph-properties fo:text-align="center" style:justify-single-word="false"/>
      <style:text-properties fo:language="en" fo:country="GB"/>
    </style:style>
    <style:style style:name="P18" style:family="paragraph" style:parent-style-name="Standard">
      <style:paragraph-properties fo:text-align="justify" style:justify-single-word="false"/>
      <style:text-properties fo:language="en" fo:country="GB"/>
    </style:style>
    <style:style style:name="P19" style:family="paragraph" style:parent-style-name="Standard">
      <style:text-properties fo:font-size="8pt" fo:language="en" fo:country="GB" fo:font-style="italic" style:font-size-asian="8pt" style:font-style-asian="italic" style:font-size-complex="8pt"/>
    </style:style>
    <style:style style:name="P20" style:family="paragraph" style:parent-style-name="Standard">
      <style:paragraph-properties fo:text-align="center" style:justify-single-word="false"/>
      <style:text-properties fo:font-size="8pt" style:font-size-asian="8pt" style:font-size-complex="9pt"/>
    </style:style>
    <style:style style:name="P21" style:family="paragraph" style:parent-style-name="Standard">
      <style:paragraph-properties fo:text-align="center" style:justify-single-word="false"/>
      <style:text-properties fo:font-size="26pt" fo:language="en" fo:country="GB" style:font-size-asian="26pt" style:font-size-complex="26pt"/>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font-size-complex="12pt"/>
    </style:style>
    <style:style style:name="P24" style:family="paragraph" style:parent-style-name="Standard">
      <style:text-properties officeooo:rsid="000b33e9" officeooo:paragraph-rsid="000b33e9"/>
    </style:style>
    <style:style style:name="P25" style:family="paragraph" style:parent-style-name="Standard">
      <style:paragraph-properties fo:margin-top="0cm" fo:margin-bottom="0.353cm" style:contextual-spacing="false" fo:line-height="115%"/>
      <style:text-properties fo:font-size="12pt" style:font-size-asian="12pt" style:font-name-complex="Arial1" style:font-size-complex="12pt"/>
    </style:style>
    <style:style style:name="P26" style:family="paragraph" style:parent-style-name="Standard">
      <style:paragraph-properties fo:margin-left="0cm" fo:margin-right="0.023cm" fo:margin-top="0cm" fo:margin-bottom="0.212cm" style:contextual-spacing="false" fo:text-indent="0cm" style:auto-text-indent="false">
        <style:tab-stops>
          <style:tab-stop style:position="15.926cm" style:type="right"/>
        </style:tab-stops>
      </style:paragraph-properties>
      <style:text-properties fo:font-size="12pt" style:font-size-asian="12pt" style:font-name-complex="Arial1" style:font-size-complex="12pt"/>
    </style:style>
    <style:style style:name="P27" style:family="paragraph" style:parent-style-name="Standard">
      <style:paragraph-properties fo:margin-left="1.251cm" fo:margin-right="0cm" fo:text-indent="0cm" style:auto-text-indent="false"/>
      <style:text-properties fo:font-size="10pt" fo:language="en" fo:country="GB" fo:font-style="italic" style:font-size-asian="10pt" style:font-style-asian="italic" style:font-style-complex="italic"/>
    </style:style>
    <style:style style:name="P28" style:family="paragraph" style:parent-style-name="Standard">
      <style:paragraph-properties fo:margin-left="1.251cm" fo:margin-right="0cm" fo:text-indent="0cm" style:auto-text-indent="false">
        <style:tab-stops>
          <style:tab-stop style:position="0.751cm"/>
        </style:tab-stops>
      </style:paragraph-properties>
      <style:text-properties fo:font-size="10pt" fo:language="en" fo:country="GB" fo:font-style="italic" style:font-size-asian="10pt" style:font-style-asian="italic" style:font-size-complex="10pt"/>
    </style:style>
    <style:style style:name="P29" style:family="paragraph" style:parent-style-name="Standard">
      <style:paragraph-properties fo:margin-left="0.31cm" fo:margin-right="0cm" fo:text-indent="0cm" style:auto-text-indent="false"/>
    </style:style>
    <style:style style:name="P30" style:family="paragraph" style:parent-style-name="Standard">
      <style:paragraph-properties fo:margin-left="0.31cm" fo:margin-right="0cm" fo:text-indent="0cm" style:auto-text-indent="false"/>
      <style:text-properties fo:language="en" fo:country="GB"/>
    </style:style>
    <style:style style:name="P31" style:family="paragraph" style:parent-style-name="Standard">
      <style:paragraph-properties fo:margin-top="0cm" fo:margin-bottom="0.212cm" style:contextual-spacing="false"/>
      <style:text-properties style:font-name-complex="Arial1"/>
    </style:style>
    <style:style style:name="P32" style:family="paragraph" style:parent-style-name="Heading_20_1">
      <style:paragraph-properties fo:break-before="page"/>
    </style:style>
    <style:style style:name="P33" style:family="paragraph" style:parent-style-name="Default">
      <style:paragraph-properties fo:margin-top="0.423cm" fo:margin-bottom="0.212cm" style:contextual-spacing="false"/>
    </style:style>
    <style:style style:name="P34" style:family="paragraph" style:parent-style-name="SectionDescription">
      <style:text-properties fo:color="#000000" fo:font-style="normal" fo:font-weight="normal" style:font-style-asian="normal" style:font-weight-asian="normal"/>
    </style:style>
    <style:style style:name="P35" style:family="paragraph" style:parent-style-name="SectionDescription">
      <style:paragraph-properties fo:text-align="center" style:justify-single-word="false"/>
      <style:text-properties fo:color="#000000" fo:font-style="normal" fo:font-weight="normal" style:font-style-asian="normal" style:font-weight-asian="normal"/>
    </style:style>
    <style:style style:name="P36" style:family="paragraph" style:parent-style-name="Bibliography">
      <style:paragraph-properties fo:margin-top="0.423cm" fo:margin-bottom="0.423cm" style:contextual-spacing="false"/>
    </style:style>
    <style:style style:name="P37" style:family="paragraph" style:parent-style-name="Standard">
      <style:paragraph-properties fo:margin-left="0.751cm" fo:margin-right="0cm" fo:text-indent="-0.751cm" style:auto-text-indent="false">
        <style:tab-stops>
          <style:tab-stop style:position="0.751cm"/>
        </style:tab-stops>
      </style:paragraph-properties>
      <style:text-properties fo:language="en" fo:country="GB" fo:font-weight="bold" style:font-weight-asian="bold"/>
    </style:style>
    <style:style style:name="P38" style:family="paragraph" style:parent-style-name="Standard">
      <style:paragraph-properties fo:margin-left="0.751cm" fo:margin-right="0cm" fo:text-indent="-0.751cm" style:auto-text-indent="false"/>
      <style:text-properties fo:font-weight="bold" style:font-weight-asian="bold" style:font-name-complex="Arial1"/>
    </style:style>
    <style:style style:name="P39" style:family="paragraph" style:parent-style-name="Standard">
      <style:paragraph-properties fo:margin-left="1.27cm" fo:margin-right="0cm" fo:text-indent="0cm" style:auto-text-indent="false">
        <style:tab-stops>
          <style:tab-stop style:position="0.751cm"/>
        </style:tab-stops>
      </style:paragraph-properties>
      <style:text-properties fo:font-size="10pt" fo:language="en" fo:country="GB" style:font-size-asian="10pt" style:font-size-complex="10pt"/>
    </style:style>
    <style:style style:name="P40" style:family="paragraph" style:parent-style-name="Standard">
      <style:paragraph-properties fo:margin-left="1.251cm" fo:margin-right="0cm" fo:text-indent="0.019cm" style:auto-text-indent="false">
        <style:tab-stops>
          <style:tab-stop style:position="0.751cm"/>
        </style:tab-stops>
      </style:paragraph-properties>
      <style:text-properties fo:font-size="10pt" fo:language="en" fo:country="GB" fo:font-style="italic" style:font-size-asian="10pt" style:font-style-asian="italic" style:font-size-complex="10pt"/>
    </style:style>
    <style:style style:name="P41" style:family="paragraph" style:parent-style-name="Heading_20_1">
      <style:text-properties officeooo:rsid="0008e9a9" officeooo:paragraph-rsid="0008e9a9"/>
    </style:style>
    <style:style style:name="P42" style:family="paragraph" style:parent-style-name="Standard" style:master-page-name="Standard">
      <style:paragraph-properties fo:text-align="center" style:justify-single-word="false" style:page-number="auto"/>
      <style:text-properties officeooo:paragraph-rsid="00088e9e"/>
    </style:style>
    <style:style style:name="P43" style:family="paragraph" style:parent-style-name="Standard">
      <style:paragraph-properties fo:text-align="center" style:justify-single-word="false"/>
      <style:text-properties fo:font-size="12pt" fo:font-weight="bold" style:font-size-asian="12pt" style:font-weight-asian="bold"/>
    </style:style>
    <style:style style:name="P44" style:family="paragraph" style:parent-style-name="Standard">
      <style:text-properties officeooo:rsid="0010ec4e" officeooo:paragraph-rsid="0010ec4e"/>
    </style:style>
    <style:style style:name="P45" style:family="paragraph" style:parent-style-name="Standard">
      <style:text-properties officeooo:rsid="00126fdd" officeooo:paragraph-rsid="00126fdd"/>
    </style:style>
    <style:style style:name="P46" style:family="paragraph" style:parent-style-name="Standard" style:master-page-name="Converted4">
      <style:paragraph-properties style:page-number="auto"/>
      <style:text-properties fo:font-size="16pt" style:font-size-asian="16pt"/>
    </style:style>
    <style:style style:name="P47" style:family="paragraph" style:parent-style-name="Standard">
      <style:paragraph-properties fo:margin-left="0cm" fo:margin-right="0cm" fo:text-indent="0cm" style:auto-text-indent="false"/>
      <style:text-properties officeooo:rsid="00126fdd" officeooo:paragraph-rsid="00126fdd"/>
    </style:style>
    <style:style style:name="P48" style:family="paragraph" style:parent-style-name="Heading_20_1" style:master-page-name="Converted9">
      <style:paragraph-properties style:page-number="auto"/>
      <style:text-properties officeooo:paragraph-rsid="0008e9a9"/>
    </style:style>
    <style:style style:name="P49" style:family="paragraph" style:parent-style-name="Heading_20_1" style:master-page-name="Converted13">
      <style:paragraph-properties style:page-number="auto" fo:break-before="page"/>
    </style:style>
    <style:style style:name="P50" style:family="paragraph" style:parent-style-name="Heading_20_1" style:master-page-name="Converted15">
      <style:paragraph-properties style:page-number="auto" fo:break-before="page"/>
    </style:style>
    <style:style style:name="P51" style:family="paragraph" style:parent-style-name="Heading_20_1" style:master-page-name="Converted18">
      <style:paragraph-properties style:page-number="auto"/>
    </style:style>
    <style:style style:name="P52" style:family="paragraph" style:parent-style-name="Heading_20_1">
      <style:text-properties officeooo:rsid="0010abbe" officeooo:paragraph-rsid="0010abbe"/>
    </style:style>
    <style:style style:name="P53" style:family="paragraph" style:parent-style-name="Heading_20_1">
      <style:paragraph-properties fo:break-before="page"/>
    </style:style>
    <style:style style:name="P54" style:family="paragraph" style:parent-style-name="Heading_20_3">
      <style:text-properties officeooo:rsid="00126fdd" officeooo:paragraph-rsid="00126fdd"/>
    </style:style>
    <style:style style:name="P55" style:family="paragraph" style:parent-style-name="Objectives_20_heading">
      <style:paragraph-properties fo:margin-left="0cm" fo:margin-right="0cm" fo:text-indent="0cm" style:auto-text-indent="false"/>
      <style:text-properties fo:font-size="11pt" fo:font-weight="normal" officeooo:rsid="00126fdd" officeooo:paragraph-rsid="00126fdd" style:font-size-asian="11pt" style:font-weight-asian="normal" style:font-size-complex="11pt" style:font-weight-complex="normal"/>
    </style:style>
    <style:style style:name="P56" style:family="paragraph" style:parent-style-name="Contents_20_1">
      <style:paragraph-properties>
        <style:tab-stops>
          <style:tab-stop style:position="15.921cm" style:type="right" style:leader-style="dotted" style:leader-text="."/>
        </style:tab-stops>
      </style:paragraph-properties>
    </style:style>
    <style:style style:name="P57" style:family="paragraph" style:parent-style-name="Contents_20_2">
      <style:paragraph-properties>
        <style:tab-stops>
          <style:tab-stop style:position="15.921cm" style:type="right" style:leader-style="dotted" style:leader-text="."/>
        </style:tab-stops>
      </style:paragraph-properties>
    </style:style>
    <style:style style:name="P58" style:family="paragraph" style:parent-style-name="Quote">
      <style:text-properties officeooo:rsid="000ca76c"/>
    </style:style>
    <style:style style:name="P59" style:family="paragraph" style:parent-style-name="Contents_20_3">
      <style:paragraph-properties>
        <style:tab-stops>
          <style:tab-stop style:position="15.921cm" style:type="right" style:leader-style="dotted" style:leader-text="."/>
        </style:tab-stops>
      </style:paragraph-properties>
    </style:style>
    <style:style style:name="P60" style:family="paragraph" style:parent-style-name="List_20_Paragraph" style:list-style-name="WWNum5">
      <style:text-properties officeooo:rsid="0010ec4e" officeooo:paragraph-rsid="0010ec4e"/>
    </style:style>
    <style:style style:name="P61" style:family="paragraph" style:parent-style-name="List_20_Paragraph" style:list-style-name="L35">
      <style:text-properties officeooo:rsid="0010ec4e" officeooo:paragraph-rsid="0010ec4e"/>
    </style:style>
    <style:style style:name="P62" style:family="paragraph" style:parent-style-name="List_20_Paragraph">
      <style:text-properties officeooo:rsid="0010ec4e" officeooo:paragraph-rsid="0010ec4e"/>
    </style:style>
    <style:style style:name="P63" style:family="paragraph" style:parent-style-name="List_20_Paragraph" style:list-style-name="L35">
      <style:text-properties officeooo:paragraph-rsid="0010ec4e"/>
    </style:style>
    <style:style style:name="P64" style:family="paragraph" style:parent-style-name="List_20_Paragraph" style:list-style-name="WWNum5">
      <style:paragraph-properties fo:margin-top="0.423cm" fo:margin-bottom="0cm" style:contextual-spacing="true"/>
      <style:text-properties officeooo:rsid="0010abbe" officeooo:paragraph-rsid="0010abbe"/>
    </style:style>
    <style:style style:name="P65" style:family="paragraph" style:parent-style-name="List_20_Paragraph" style:list-style-name="WWNum5">
      <style:paragraph-properties fo:margin-left="0cm" fo:margin-right="0cm" fo:text-indent="0cm" style:auto-text-indent="false"/>
      <style:text-properties officeooo:rsid="0010ec4e" officeooo:paragraph-rsid="0010ec4e"/>
    </style:style>
    <style:style style:name="P66" style:family="paragraph" style:parent-style-name="List_20_Paragraph">
      <style:paragraph-properties fo:margin-left="0cm" fo:margin-right="0cm" fo:text-indent="0cm" style:auto-text-indent="false"/>
      <style:text-properties officeooo:rsid="0010ec4e" officeooo:paragraph-rsid="0010ec4e"/>
    </style:style>
    <style:style style:name="T1" style:family="text">
      <style:text-properties style:font-name-asian="Calibri1"/>
    </style:style>
    <style:style style:name="T2" style:family="text">
      <style:text-properties officeooo:rsid="00088e9e" style:font-name-asian="Calibri1"/>
    </style:style>
    <style:style style:name="T3" style:family="text">
      <style:text-properties officeooo:rsid="000e30a4" style:font-name-asian="Calibri1"/>
    </style:style>
    <style:style style:name="T4" style:family="text">
      <style:text-properties fo:color="#000000" fo:font-size="12pt" fo:font-weight="bold" officeooo:rsid="00088e9e" style:font-name-asian="Calibri1" style:font-size-asian="12pt" style:font-weight-asian="bold" style:font-size-complex="12pt"/>
    </style:style>
    <style:style style:name="T5" style:family="text">
      <style:text-properties fo:color="#000000" fo:font-size="12pt" style:font-size-asian="12pt" style:font-name-complex="Arial1" style:font-size-complex="12pt"/>
    </style:style>
    <style:style style:name="T6" style:family="text">
      <style:text-properties fo:color="#000000" fo:font-size="12pt" officeooo:rsid="00088e9e" style:font-size-asian="12pt" style:font-name-complex="Arial1" style:font-size-complex="12pt"/>
    </style:style>
    <style:style style:name="T7" style:family="text">
      <style:text-properties fo:font-size="12pt" fo:font-weight="bold" style:font-size-asian="12pt" style:font-weight-asian="bold" style:font-size-complex="12pt"/>
    </style:style>
    <style:style style:name="T8" style:family="text">
      <style:text-properties fo:font-weight="bold" style:font-weight-asian="bold" style:font-size-complex="12pt"/>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complex="Arial1"/>
    </style:style>
    <style:style style:name="T14" style:family="text">
      <style:text-properties officeooo:rsid="0010abbe"/>
    </style:style>
    <style:style style:name="T15" style:family="text">
      <style:text-properties officeooo:rsid="0010ec4e"/>
    </style:style>
    <style:style style:name="T16" style:family="text">
      <style:text-properties officeooo:rsid="00144cd0"/>
    </style:style>
    <style:style style:name="T17" style:family="text">
      <style:text-properties officeooo:rsid="0015f869"/>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20" number:language="en" number:country="US">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Placeholder_20_Text"><text:span text:style-name="T4">A Sheet Music Library</text:span></text:span></text:p>
      <text:p text:style-name="P4"/>
      <text:p text:style-name="P43">Initial Report</text:p>
      <text:p text:style-name="P4"/>
      <text:p text:style-name="P4"><text:span text:style-name="T5">Submitted for the BSc </text:span><text:span text:style-name="T6">in Computer Science</text:span></text:p>
      <text:p text:style-name="P4"/>
      <text:p text:style-name="P4"><text:creation-date style:data-style-name="N10120">October 2014</text:creation-date></text:p>
      <text:p text:style-name="P5"/>
      <text:p text:style-name="P5">by</text:p>
      <text:p text:style-name="P5"/>
      <text:p text:style-name="P6">Charlotte Godley</text:p>
      <text:p text:style-name="P25"/>
      <text:p text:style-name="P46">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1729_265185622" text:style-name="Index_20_Link" text:visited-style-name="Index_20_Link">Introduction<text:tab/>3</text:a></text:p>
          <text:p text:style-name="P56"><text:a xlink:type="simple" xlink:href="#__RefHeading__1731_265185622" text:style-name="Index_20_Link" text:visited-style-name="Index_20_Link">References to music theory + practice<text:tab/>3</text:a></text:p>
          <text:p text:style-name="P56"><text:a xlink:type="simple" xlink:href="#__RefHeading__1733_265185622" text:style-name="Index_20_Link" text:visited-style-name="Index_20_Link">Paragraph + table of other music composition and storage options<text:tab/>3</text:a></text:p>
          <text:p text:style-name="P56"><text:a xlink:type="simple" xlink:href="#__RefHeading__1735_265185622" text:style-name="Index_20_Link" text:visited-style-name="Index_20_Link">1 sentence on what will follow and in what sequence<text:tab/>3</text:a></text:p>
          <text:p text:style-name="P56"><text:a xlink:type="simple" xlink:href="#__RefHeading__1737_265185622" text:style-name="Index_20_Link" text:visited-style-name="Index_20_Link">150 words (excluding references)<text:tab/>3</text:a></text:p>
          <text:p text:style-name="P56"><text:a xlink:type="simple" xlink:href="#__RefHeading__1739_265185622" text:style-name="Index_20_Link" text:visited-style-name="Index_20_Link">2. Background<text:tab/>4</text:a></text:p>
          <text:p text:style-name="P56"><text:a xlink:type="simple" xlink:href="#__RefHeading__1741_265185622" text:style-name="Index_20_Link" text:visited-style-name="Index_20_Link">3. Aim and Objectives<text:tab/>4</text:a></text:p>
          <text:p text:style-name="P57"><text:a xlink:type="simple" xlink:href="#__RefHeading__1743_265185622" text:style-name="Index_20_Link" text:visited-style-name="Index_20_Link">3.1 Overall Aim<text:tab/>4</text:a></text:p>
          <text:p text:style-name="P57"><text:a xlink:type="simple" xlink:href="#__RefHeading__1745_265185622" text:style-name="Index_20_Link" text:visited-style-name="Index_20_Link">3.2 Primary Objectives<text:tab/>4</text:a></text:p>
          <text:p text:style-name="P59"><text:a xlink:type="simple" xlink:href="#__RefHeading__1747_265185622" text:style-name="Index_20_Link" text:visited-style-name="Index_20_Link">Objective 1 – Rendering a musicXML file<text:tab/>4</text:a></text:p>
          <text:p text:style-name="P59"><text:a xlink:type="simple" xlink:href="#__RefHeading__1749_265185622" text:style-name="Index_20_Link" text:visited-style-name="Index_20_Link">Objective 2 – Editing<text:tab/>4</text:a></text:p>
          <text:p text:style-name="P59"><text:a xlink:type="simple" xlink:href="#__RefHeading__1751_265185622" text:style-name="Index_20_Link" text:visited-style-name="Index_20_Link">Objective 3 – extraction of metadata<text:tab/>4</text:a></text:p>
          <text:p text:style-name="P57"><text:a xlink:type="simple" xlink:href="#__RefHeading__1753_265185622" text:style-name="Index_20_Link" text:visited-style-name="Index_20_Link">3.3 Secondary Objectives<text:tab/>5</text:a></text:p>
          <text:p text:style-name="P59"><text:a xlink:type="simple" xlink:href="#__RefHeading__1755_265185622" text:style-name="Index_20_Link" text:visited-style-name="Index_20_Link">Objective 1 – music XML to playable MIDI/mp3<text:tab/>5</text:a></text:p>
          <text:p text:style-name="P59"><text:a xlink:type="simple" xlink:href="#__RefHeading__1757_265185622" text:style-name="Index_20_Link" text:visited-style-name="Index_20_Link">Objective 2 – import music from online libraries<text:tab/>5</text:a></text:p>
          <text:p text:style-name="P59"><text:a xlink:type="simple" xlink:href="#__RefHeading__1759_265185622" text:style-name="Index_20_Link" text:visited-style-name="Index_20_Link">Objective 3 – ability to convert from scanned music to musicXML<text:tab/>5</text:a></text:p>
          <text:p text:style-name="P56"><text:a xlink:type="simple" xlink:href="#__RefHeading__1761_265185622" text:style-name="Index_20_Link" text:visited-style-name="Index_20_Link">Task List<text:tab/>6</text:a></text:p>
          <text:p text:style-name="P56"><text:a xlink:type="simple" xlink:href="#__RefHeading__1763_265185622" text:style-name="Index_20_Link" text:visited-style-name="Index_20_Link">Time Plan<text:tab/>7</text:a></text:p>
          <text:p text:style-name="P56"><text:a xlink:type="simple" xlink:href="#__RefHeading__1765_265185622" text:style-name="Index_20_Link" text:visited-style-name="Index_20_Link">Risk Analysis<text:tab/>8</text:a></text:p>
          <text:p text:style-name="P56"><text:a xlink:type="simple" xlink:href="#__RefHeading__1767_265185622" text:style-name="Index_20_Link" text:visited-style-name="Index_20_Link">References<text:tab/>9</text:a></text:p>
          <text:p text:style-name="P56"><text:a xlink:type="simple" xlink:href="#__RefHeading__1769_265185622" text:style-name="Index_20_Link" text:visited-style-name="Index_20_Link">Appendices<text:tab/>10</text:a></text:p>
          <text:p text:style-name="P57"><text:a xlink:type="simple" xlink:href="#__RefHeading__1771_265185622" text:style-name="Index_20_Link" text:visited-style-name="Index_20_Link">Appendix A – Each appendix should have a title<text:tab/>10</text:a></text:p>
          <text:p text:style-name="P56"><text:a xlink:type="simple" xlink:href="#__RefHeading__1773_265185622" text:style-name="Index_20_Link" text:visited-style-name="Index_20_Link">Ethics Checklist for Student Projects<text:tab/>11</text:a></text:p>
        </text:index-body>
      </text:table-of-content>
      <text:p text:style-name="P26"/>
      <text:h text:style-name="P48" text:outline-level="1"><text:bookmark-start text:name="__RefHeading__1729_265185622"/><text:bookmark-start text:name="_Toc398826337"/>Introduction<text:bookmark-end text:name="__RefHeading__1729_265185622"/></text:h>
      <text:h text:style-name="P52" text:outline-level="1"><text:bookmark-start text:name="__RefHeading__1731_265185622"/>References to music theory + practice<text:bookmark-end text:name="__RefHeading__1731_265185622"/></text:h>
      <text:h text:style-name="P52" text:outline-level="1"><text:bookmark-start text:name="__RefHeading__1733_265185622"/>Paragraph + table of other music composition and storage options<text:bookmark-end text:name="__RefHeading__1733_265185622"/></text:h>
      <text:h text:style-name="P41" text:outline-level="1"><text:bookmark-start text:name="__RefHeading__1735_265185622"/>1 sentence on what will follow and in what sequence<text:bookmark-end text:name="__RefHeading__1735_265185622"/></text:h>
      <text:h text:style-name="P41" text:outline-level="1"><text:bookmark-start text:name="__RefHeading__1737_265185622"/>150 words<text:bookmark-end text:name="_Toc398826337"/> <text:span text:style-name="T14">(excluding references)</text:span><text:bookmark-end text:name="__RefHeading__1737_265185622"/></text:h>
      <text:h text:style-name="P32" text:outline-level="1"><text:bookmark-start text:name="__RefHeading__1739_265185622"/><text:span text:style-name="T15">2. </text:span><text:bookmark-start text:name="_Toc398826338"/>Background<text:bookmark-end text:name="__RefHeading__1739_265185622"/><text:bookmark-end text:name="_Toc398826338"/></text:h>
      <text:p text:style-name="P24">A paragraph introducing the key features of the library</text:p>
      <text:p text:style-name="P24">a paragraph in a wider context: look at things like musescore and sibelius</text:p>
      <text:p text:style-name="P24">a paragraph on personal interest</text:p>
      <text:h text:style-name="Heading_20_1" text:outline-level="1"><text:bookmark-start text:name="__RefHeading__1741_265185622"/><text:bookmark-start text:name="_Toc398826339"/><text:span text:style-name="T15">3. </text:span>Aim and Objectives<text:bookmark-end text:name="__RefHeading__1741_265185622"/><text:bookmark-end text:name="_Toc398826339"/></text:h>
      <text:h text:style-name="Heading_20_2" text:outline-level="2"><text:bookmark-start text:name="__RefHeading__1743_265185622"/>3.1 Overall Aim<text:bookmark-end text:name="__RefHeading__1743_265185622"/></text:h>
      <text:p text:style-name="P58">The overall aim of the project is to design and develop a sheet music library application, with the ability to organise, edit and save sheet music, and, time permitting, generate sound from the sheet music, and import editable music from flat images.</text:p>
      <text:h text:style-name="Heading_20_2" text:outline-level="2"><text:bookmark-start text:name="__RefHeading__1745_265185622"/>3.2 Primary Objectives<text:bookmark-end text:name="__RefHeading__1745_265185622"/></text:h>
      <text:p text:style-name="P44"/>
      <text:p text:style-name="P44">The main objectives for this project will be defined by the following abilities of the program:</text:p>
      <text:list xml:id="list7926916059334017270" text:style-name="WWNum5">
        <text:list-item>
          <text:p text:style-name="P64">Rendering a musicXML file</text:p>
        </text:list-item>
        <text:list-item>
          <text:p text:style-name="P60">Editing a musicXML file using a graphical user interface</text:p>
        </text:list-item>
        <text:list-item>
          <text:p text:style-name="P60">Automatic extraction metadata about the music to organise it in the program</text:p>
        </text:list-item>
      </text:list>
      <text:p text:style-name="P62"/>
      <text:h text:style-name="Heading_20_3" text:outline-level="3"><text:bookmark-start text:name="__RefHeading__1747_265185622"/>Objective 1 – <text:span text:style-name="T15">Rendering a musicXML file</text:span><text:bookmark-end text:name="__RefHeading__1747_265185622"/></text:h>
      <text:p text:style-name="P44">In order to create a working library application, it is vital that the file format is rendered properly. The developer has chosen musicXML as this is a standardised format and used by many other composition programs, <text:span text:style-name="T17">whilst there are multiple standard</text:span>therefore should have the most availability for test cases. It will also be easier to process and serialise to objects by the program, and save out using existing XML libraries. </text:p>
      <text:h text:style-name="Heading_20_3" text:outline-level="3"><text:bookmark-start text:name="__RefHeading__1749_265185622"/>Objective 2 – <text:span text:style-name="T15">Editing</text:span><text:bookmark-end text:name="__RefHeading__1749_265185622"/></text:h>
      <text:p text:style-name="P47">Editing is also a vital feature of the program, as defined by the initial aim. With this it is also important to create a working and easy to use graphical user interface, particularly as the intended user and demographic will be a musician who may or may not be technically proficient.</text:p>
      <text:p text:style-name="P47"/>
      <text:h text:style-name="Heading_20_3" text:outline-level="3"><text:bookmark-start text:name="__RefHeading__1751_265185622"/>Objective 3 – extraction of metadata<text:bookmark-end text:name="__RefHeading__1751_265185622"/></text:h>
      <text:p text:style-name="P55">The extraction of metadata will involve having a folder of imported files for the program to read, and using XML parsing extract details such as title, composer and instrumentation, in order for the user to be able to peruse music pertaining to the area of interest they have. This relates to the aim as manual organisation for a large collection of scores, particularly orchestral scores, will take a longer period of time and be tedious to handle.</text:p>
      <text:p text:style-name="P55"/>
      <text:p text:style-name="P55"/>
      <text:list xml:id="list151426970765910" text:continue-numbering="true" text:style-name="WWNum5">
        <text:list-header>
          <text:p text:style-name="P65"/>
        </text:list-header>
      </text:list>
      <text:h text:style-name="Heading_20_2" text:outline-level="2"><text:bookmark-start text:name="__RefHeading__1753_265185622"/><text:soft-page-break/>3.3 Secondary Objectives<text:bookmark-end text:name="__RefHeading__1753_265185622"/></text:h>
      <text:p text:style-name="P66"/>
      <text:p text:style-name="P66">Given the nature of the task and the time constraints, these objectives will be implemented if the above objectives are met:</text:p>
      <text:list xml:id="list5303152071420774468" text:style-name="L35">
        <text:list-item>
          <text:p text:style-name="P63"><text:span text:style-name="T15">Conversion from musicXML to playable MIDI/mp3 files</text:span></text:p>
        </text:list-item>
        <text:list-item>
          <text:p text:style-name="P61">Import music from open, online libraries such as the IMSLP (International Music Score Library Project)</text:p>
        </text:list-item>
        <text:list-item>
          <text:p text:style-name="P61">Ability to scan hard copies of sheet music into musicXML format using OCR methods</text:p>
        </text:list-item>
      </text:list>
      <text:p text:style-name="P62"/>
      <text:h text:style-name="P54" text:outline-level="3"><text:bookmark-start text:name="__RefHeading__1755_265185622"/>Objective 1 – music XML to playable MIDI/mp3<text:bookmark-end text:name="__RefHeading__1755_265185622"/></text:h>
      <text:p text:style-name="P45">It would be useful to convert the files stored from music XML to playable midi/mp3, which is a feature of most composition packages, not only in order to test any changes sound correctly, but also for automatic generation of accompaniment practice parts for auditions and graded examinations.</text:p>
      <text:p text:style-name="P45"/>
      <text:h text:style-name="P54" text:outline-level="3"><text:bookmark-start text:name="__RefHeading__1757_265185622"/>Objective 2 – import music from online libraries<text:bookmark-end text:name="__RefHeading__1757_265185622"/></text:h>
      <text:p text:style-name="P45">Whilst it is of course possible to view libraries such as the IMSLP and other open score libraries through a web browser, it would be useful to have a part of the program be able to handle this process automatically or have a built in browser for these libraries. This however poses copyright issues if the program were to import from search engines such as Google, so the IMSLP, for which all copyright has expired, would be the main testcase for this feature.</text:p>
      <text:p text:style-name="P45"/>
      <text:h text:style-name="P54" text:outline-level="3"><text:bookmark-start text:name="__RefHeading__1759_265185622"/>Objective 3 – ability to convert from scanned music to musicXML<text:bookmark-end text:name="__RefHeading__1759_265185622"/></text:h>
      <text:p text:style-name="P45">This is potentially the most challenging objective, but a third and final extra feature which would be useful to musicians would be the ability to scan music, as many musicians have a large collection of offline printed works, and have this automatically converted to renderable, editable musicXML. This relates to the main aim as the project is to create a music library, so being able to merge online libraries with offline libraries would be a useful ability.</text:p>
      <text:p text:style-name="P66"/>
      <text:p text:style-name="Objectives_20_heading"/>
      <text:p text:style-name="Standard"/>
      <text:h text:style-name="P49" text:outline-level="1"><text:bookmark-start text:name="__RefHeading__1761_265185622"/><text:bookmark-start text:name="_Toc398826340"/><office:annotation office:name="__Fieldmark__469_300286783"><dc:creator>David Parker</dc:creator><dc:date>2014-09-18T17:41:00</dc:date><text:sender-initials>DP</text:sender-initials><text:list text:style-name=""><text:list-item><text:p>This section should list each identifiable project stage task, giving it a task name and number, expected duration (in weeks or days) and a short description preferably in one sentence. <text:s/>Key tasks and milestone points in the project development should also be highlighted.</text:p></text:list-item></text:list><text:p/><text:p>It can be useful to order the list by priority, with the most important tasks at the top.</text:p><text:p/><text:p>The aim of the task list is to identify the work that needs to be performed to achieve your objectives and to help you plan out and manage the project work. Generic tasks (e.g. research, design, implementation) are insufficient; you need to identify the particular tasks that are required to complete your specific project (e.g for an e-Commerce system the task list may include tasks such as implement user logon mechanism, implement shopping basket, integrate payment providers, design user interface theme, etc)</text:p><text:p/><text:p>It is important that you break down tasks in to manageable chunks; the smaller the better. That way it is much easier to measure your progress against them and rearrange and reprioritize as necessary.</text:p></office:annotation>Task List<office:annotation-end office:name="__Fieldmark__469_300286783"/><text:bookmark-end text:name="__RefHeading__1761_265185622"/><text:bookmark-end text:name="_Toc398826340"/></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text:p>
          </table:table-cell>
          <table:table-cell table:style-name="Table1.A1" office:value-type="string">
            <text:p text:style-name="P22">Task Name</text:p>
          </table:table-cell>
          <table:table-cell table:style-name="Table1.A1" office:value-type="string">
            <text:p text:style-name="P22">Description</text:p>
          </table:table-cell>
          <table:table-cell table:style-name="Table1.A1" office:value-type="string">
            <text:p text:style-name="P22">Duration</text:p>
            <text:p text:style-name="P22">(days)</text:p>
          </table:table-cell>
        </table:table-row>
        <table:table-row table:style-name="Table1.1">
          <table:table-cell table:style-name="Table1.A2" office:value-type="string">
            <text:p text:style-name="P4">1</text:p>
          </table:table-cell>
          <table:table-cell table:style-name="Table1.B2" office:value-type="string">
            <text:p text:style-name="Standard"/>
          </table:table-cell>
          <table:table-cell table:style-name="Table1.C2" office:value-type="string">
            <text:p text:style-name="Standard"/>
          </table:table-cell>
          <table:table-cell table:style-name="Table1.D2" office:value-type="string">
            <text:p text:style-name="P4"/>
          </table:table-cell>
        </table:table-row>
        <table:table-row table:style-name="Table1.1">
          <table:table-cell table:style-name="Table1.A3" office:value-type="string">
            <text:p text:style-name="P4">2</text:p>
          </table:table-cell>
          <table:table-cell table:style-name="Table1.B3" office:value-type="string">
            <text:p text:style-name="Standard"/>
          </table:table-cell>
          <table:table-cell table:style-name="Table1.C3" office:value-type="string">
            <text:p text:style-name="Standard"/>
          </table:table-cell>
          <table:table-cell table:style-name="Table1.D3" office:value-type="string">
            <text:p text:style-name="P4"/>
          </table:table-cell>
        </table:table-row>
        <table:table-row table:style-name="Table1.1">
          <table:table-cell table:style-name="Table1.A4" office:value-type="string">
            <text:p text:style-name="P4">3</text:p>
          </table:table-cell>
          <table:table-cell table:style-name="Table1.B4" office:value-type="string">
            <text:p text:style-name="Standard">Interim report</text:p>
          </table:table-cell>
          <table:table-cell table:style-name="Table1.C4" office:value-type="string">
            <text:p text:style-name="Standard">Write the interim report deliverable</text:p>
          </table:table-cell>
          <table:table-cell table:style-name="Table1.D4" office:value-type="string">
            <text:p text:style-name="P4">14</text:p>
          </table:table-cell>
        </table:table-row>
        <table:table-row table:style-name="Table1.1">
          <table:table-cell table:style-name="Table1.A5" office:value-type="string">
            <text:p text:style-name="P4">…</text:p>
          </table:table-cell>
          <table:table-cell table:style-name="Table1.B5" office:value-type="string">
            <text:p text:style-name="Standard"/>
          </table:table-cell>
          <table:table-cell table:style-name="Table1.C5" office:value-type="string">
            <text:p text:style-name="Standard"/>
          </table:table-cell>
          <table:table-cell table:style-name="Table1.D5" office:value-type="string">
            <text:p text:style-name="P4"/>
          </table:table-cell>
        </table:table-row>
      </table:table>
      <text:p text:style-name="P8"/>
      <text:h text:style-name="P32" text:outline-level="1"><text:bookmark-start text:name="__RefHeading__1763_265185622"/><text:bookmark-start text:name="_Toc398826341"/><office:annotation office:name="__Fieldmark__528_300286783"><dc:creator>David Parker</dc:creator><dc:date>2014-09-18T17:24:00</dc:date><text:sender-initials>DP</text:sender-initials><text:list text:continue-numbering="true" text:style-name=""><text:list-item><text:p>This section should provide a formal summary chart of your initial time plan for the project through a ‘Gantt chart’ or equivalent. It should display the tasks from your task list in the previous section against calendar weeks for the whole project period (covering both semesters, including all intervening vacation weeks).</text:p></text:list-item></text:list><text:p/><text:p>Note the Red box with the white ‘D’ in. The ‘D’ in this case stands for deliverable.</text:p><text:p/><text:p>This is just an example. Feel free to use whatever software you want to create the chart. Just remember that it is really annoying to have to flip between pages to see what a line means. If you are having trouble making it fit, consider splitting it in to multiple pages, but do it in a sensible way, like per semester or something like that.</text:p></office:annotation>Time Plan<office:annotation-end office:name="__Fieldmark__528_300286783"/><text:bookmark-end text:name="__RefHeading__1763_265185622"/><text:bookmark-end text:name="_Toc398826341"/></text:h>
      <table:table table:name="Table2" table:style-name="Table2">
        <table:table-column table:style-name="Table2.A"/>
        <table:table-column table:style-name="Table2.B"/>
        <table:table-column table:style-name="Table2.C"/>
        <table:table-column table:style-name="Table2.D" table:number-columns-repeated="2"/>
        <table:table-column table:style-name="Table2.C"/>
        <table:table-column table:style-name="Table2.D"/>
        <table:table-column table:style-name="Table2.H"/>
        <table:table-column table:style-name="Table2.I"/>
        <table:table-column table:style-name="Table2.J"/>
        <table:table-column table:style-name="Table2.I"/>
        <table:table-column table:style-name="Table2.J" table:number-columns-repeated="2"/>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J"/>
        <table:table-column table:style-name="Table2.I"/>
        <table:table-column table:style-name="Table2.i"/>
        <table:table-row table:style-name="Table2.1">
          <table:table-cell table:style-name="Table2.A1" office:value-type="string">
            <text:p text:style-name="P11"/>
          </table:table-cell>
          <table:table-cell table:style-name="Table2.A1" office:value-type="string">
            <text:p text:style-name="P11"/>
          </table:table-cell>
          <table:table-cell table:style-name="Table2.C1" table:number-columns-spanned="33" office:value-type="string">
            <text:p text:style-name="P11">University Calendar Week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1">#</text:p>
          </table:table-cell>
          <table:table-cell table:style-name="Table2.A1" office:value-type="string">
            <text:p text:style-name="P11">Task Name</text:p>
          </table:table-cell>
          <table:table-cell table:style-name="Table2.A1" office:value-type="string">
            <text:p text:style-name="P20">4</text:p>
          </table:table-cell>
          <table:table-cell table:style-name="Table2.A1" office:value-type="string">
            <text:p text:style-name="P20">5</text:p>
          </table:table-cell>
          <table:table-cell table:style-name="Table2.A1" office:value-type="string">
            <text:p text:style-name="P20">6</text:p>
          </table:table-cell>
          <table:table-cell table:style-name="Table2.A1" office:value-type="string">
            <text:p text:style-name="P20">7</text:p>
          </table:table-cell>
          <table:table-cell table:style-name="Table2.A1" office:value-type="string">
            <text:p text:style-name="P20">8</text:p>
          </table:table-cell>
          <table:table-cell table:style-name="Table2.A1" office:value-type="string">
            <text:p text:style-name="P20">9</text:p>
          </table:table-cell>
          <table:table-cell table:style-name="Table2.A1" office:value-type="string">
            <text:p text:style-name="P20">10</text:p>
          </table:table-cell>
          <table:table-cell table:style-name="Table2.A1" office:value-type="string">
            <text:p text:style-name="P20">11</text:p>
          </table:table-cell>
          <table:table-cell table:style-name="Table2.A1" office:value-type="string">
            <text:p text:style-name="P20">12</text:p>
          </table:table-cell>
          <table:table-cell table:style-name="Table2.A1" office:value-type="string">
            <text:p text:style-name="P20">13</text:p>
          </table:table-cell>
          <table:table-cell table:style-name="Table2.A1" office:value-type="string">
            <text:p text:style-name="P20">14</text:p>
          </table:table-cell>
          <table:table-cell table:style-name="Table2.A1" office:value-type="string">
            <text:p text:style-name="P20">15</text:p>
          </table:table-cell>
          <table:table-cell table:style-name="Table2.A1" office:value-type="string">
            <text:p text:style-name="P20">16</text:p>
          </table:table-cell>
          <table:table-cell table:style-name="Table2.A1" office:value-type="string">
            <text:p text:style-name="P20">17</text:p>
          </table:table-cell>
          <table:table-cell table:style-name="Table2.A1" office:value-type="string">
            <text:p text:style-name="P20">18</text:p>
          </table:table-cell>
          <table:table-cell table:style-name="Table2.A1" office:value-type="string">
            <text:p text:style-name="P20">19</text:p>
          </table:table-cell>
          <table:table-cell table:style-name="Table2.A1" office:value-type="string">
            <text:p text:style-name="P20">20</text:p>
          </table:table-cell>
          <table:table-cell table:style-name="Table2.A1" office:value-type="string">
            <text:p text:style-name="P20">21</text:p>
          </table:table-cell>
          <table:table-cell table:style-name="Table2.A1" office:value-type="string">
            <text:p text:style-name="P20">22</text:p>
          </table:table-cell>
          <table:table-cell table:style-name="Table2.A1" office:value-type="string">
            <text:p text:style-name="P20">23</text:p>
          </table:table-cell>
          <table:table-cell table:style-name="Table2.A1" office:value-type="string">
            <text:p text:style-name="P20">24</text:p>
          </table:table-cell>
          <table:table-cell table:style-name="Table2.A1" office:value-type="string">
            <text:p text:style-name="P20">25</text:p>
          </table:table-cell>
          <table:table-cell table:style-name="Table2.A1" office:value-type="string">
            <text:p text:style-name="P20">26</text:p>
          </table:table-cell>
          <table:table-cell table:style-name="Table2.A1" office:value-type="string">
            <text:p text:style-name="P20">27</text:p>
          </table:table-cell>
          <table:table-cell table:style-name="Table2.A1" office:value-type="string">
            <text:p text:style-name="P20">28</text:p>
          </table:table-cell>
          <table:table-cell table:style-name="Table2.A1" office:value-type="string">
            <text:p text:style-name="P20">29</text:p>
          </table:table-cell>
          <table:table-cell table:style-name="Table2.A1" office:value-type="string">
            <text:p text:style-name="P20">30</text:p>
          </table:table-cell>
          <table:table-cell table:style-name="Table2.A1" office:value-type="string">
            <text:p text:style-name="P20">31</text:p>
          </table:table-cell>
          <table:table-cell table:style-name="Table2.A1" office:value-type="string">
            <text:p text:style-name="P20">32</text:p>
          </table:table-cell>
          <table:table-cell table:style-name="Table2.A1" office:value-type="string">
            <text:p text:style-name="P20">33</text:p>
          </table:table-cell>
          <table:table-cell table:style-name="Table2.A1" office:value-type="string">
            <text:p text:style-name="P20">34</text:p>
          </table:table-cell>
          <table:table-cell table:style-name="Table2.A1" office:value-type="string">
            <text:p text:style-name="P20">35</text:p>
          </table:table-cell>
          <table:table-cell table:style-name="Table2.A1" office:value-type="string">
            <text:p text:style-name="P20">36</text:p>
          </table:table-cell>
        </table:table-row>
        <table:table-row table:style-name="Table2.1">
          <table:table-cell table:style-name="Table2.A3" office:value-type="string">
            <text:p text:style-name="P13">1</text:p>
          </table:table-cell>
          <table:table-cell table:style-name="Table2.B3"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4" office:value-type="string">
            <text:p text:style-name="P13">2</text:p>
          </table:table-cell>
          <table:table-cell table:style-name="Table2.B4"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5" office:value-type="string">
            <text:p text:style-name="P13">3</text:p>
          </table:table-cell>
          <table:table-cell table:style-name="Table2.B5" office:value-type="string">
            <text:p text:style-name="P12">Interim repor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P5" office:value-type="string">
            <text:p text:style-name="P12"/>
          </table:table-cell>
          <table:table-cell table:style-name="Table2.P5" office:value-type="string">
            <text:p text:style-name="P12"/>
          </table:table-cell>
          <table:table-cell table:style-name="Table2.R5" office:value-type="string">
            <text:p text:style-name="P12">D</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6" office:value-type="string">
            <text:p text:style-name="P13">…</text:p>
          </table:table-cell>
          <table:table-cell table:style-name="Table2.B6"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8"/>
      <text:h text:style-name="P32" text:outline-level="1"><text:bookmark-start text:name="__RefHeading__1765_265185622"/><text:bookmark-start text:name="_Toc398826342"/><office:annotation office:name="__Fieldmark__933_300286783"><dc:creator>David Parker</dc:creator><dc:date>2014-09-18T17:31:00</dc:date><text:sender-initials>DP</text:sender-initials><text:list text:continue-numbering="true" text:style-name=""><text:list-item><text:p>Tabulate Risk Analysis:</text:p></text:list-item></text:list><text:p>• row for each risk, column for each evaluation and Action</text:p><text:p>• for each risk factor, enter Action details of</text:p><text:p><text:s/>- how you plan to work to avoid risk of problem</text:p><text:p><text:s/>- how you plan to recover if problem occurs</text:p><text:p>• Work always with (at least) high severity factors in mind!</text:p><text:p/><text:p>The ones included in the template should be replaced by some that are specific to your project. They are also very simple examples. Though you may include them, you should be able to think up some more. It is important for you to give some consideration to this as your project may depend on your ability to mitigate or avoid risks.</text:p></office:annotation>Risk Analysis<office:annotation-end office:name="__Fieldmark__933_300286783"/><text:bookmark-end text:name="__RefHeading__1765_265185622"/><text:bookmark-end text:name="_Toc398826342"/></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Risk</text:p>
          </table:table-cell>
          <table:table-cell table:style-name="Table3.A1" office:value-type="string">
            <text:p text:style-name="P7">Severity</text:p>
            <text:p text:style-name="P23">(L/M/H)</text:p>
          </table:table-cell>
          <table:table-cell table:style-name="Table3.A1" office:value-type="string">
            <text:p text:style-name="P7">Likelihood</text:p>
            <text:p text:style-name="P23">(L/M/H)</text:p>
          </table:table-cell>
          <table:table-cell table:style-name="Table3.A1" office:value-type="string">
            <text:p text:style-name="P4"><text:span text:style-name="T7">Significance </text:span><text:span text:style-name="T8">(Sev. x Like.)</text:span></text:p>
          </table:table-cell>
          <table:table-cell table:style-name="Table3.A1" office:value-type="string">
            <text:p text:style-name="P7">How to Avoid</text:p>
          </table:table-cell>
          <table:table-cell table:style-name="Table3.A1" office:value-type="string">
            <text:p text:style-name="P7">How to Recover</text:p>
          </table:table-cell>
        </table:table-row>
        <table:table-row table:style-name="Table3.1">
          <table:table-cell table:style-name="Table3.A1" office:value-type="string">
            <text:p text:style-name="P34">Data loss</text:p>
          </table:table-cell>
          <table:table-cell table:style-name="Table3.A1" office:value-type="string">
            <text:p text:style-name="P35">H</text:p>
          </table:table-cell>
          <table:table-cell table:style-name="Table3.A1" office:value-type="string">
            <text:p text:style-name="P35">M</text:p>
          </table:table-cell>
          <table:table-cell table:style-name="Table3.A1" office:value-type="string">
            <text:p text:style-name="P35">HM</text:p>
          </table:table-cell>
          <table:table-cell table:style-name="Table3.A1" office:value-type="string">
            <text:p text:style-name="P34">Keep Backups</text:p>
          </table:table-cell>
          <table:table-cell table:style-name="Table3.A1" office:value-type="string">
            <text:p text:style-name="P34">Reinstate from backups</text:p>
          </table:table-cell>
        </table:table-row>
        <table:table-row table:style-name="Table3.1">
          <table:table-cell table:style-name="Table3.A1" office:value-type="string">
            <text:p text:style-name="P34">Loss of backups</text:p>
          </table:table-cell>
          <table:table-cell table:style-name="Table3.A1" office:value-type="string">
            <text:p text:style-name="P35">H</text:p>
          </table:table-cell>
          <table:table-cell table:style-name="Table3.A1" office:value-type="string">
            <text:p text:style-name="P35">L</text:p>
          </table:table-cell>
          <table:table-cell table:style-name="Table3.A1" office:value-type="string">
            <text:p text:style-name="P35">HL</text:p>
          </table:table-cell>
          <table:table-cell table:style-name="Table3.A1" office:value-type="string">
            <text:p text:style-name="P34">Multiple Backups</text:p>
          </table:table-cell>
          <table:table-cell table:style-name="Table3.A1" office:value-type="string">
            <text:p text:style-name="P34">Use alternate</text:p>
          </table:table-cell>
        </table:table-row>
        <table:table-row table:style-name="Table3.1">
          <table:table-cell table:style-name="Table3.A1" office:value-type="string">
            <text:p text:style-name="P34">etc</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9"/>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14"/>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4"/>
          </table:table-cell>
          <table:table-cell table:style-name="Table3.A1" office:value-type="string">
            <text:p text:style-name="P14"/>
          </table:table-cell>
        </table:table-row>
      </table:table>
      <text:h text:style-name="P50" text:outline-level="1"><text:bookmark-start text:name="__RefHeading__1767_265185622"/><office:annotation office:name="__Fieldmark__1039_300286783"><dc:creator>David Parker</dc:creator><dc:date>2014-09-18T16:45:00</dc:date><text:sender-initials>DP</text:sender-initials><text:list text:continue-numbering="true" text:style-name=""><text:list-item><text:p>These references are automatically formatted using the built in Word references manager. See the first reference: Referencing with Word for a guide on how to use it.</text:p></text:list-item></text:list><text:p/><text:p>When you come to write your report you should remove these references and add your own.</text:p><text:p/><text:p>It is also important that you include citations of these references in the body of your report. Most citations will probably occur in the background section.</text:p></office:annotation>References<office:annotation-end office:name="__Fieldmark__1039_300286783"/><text:bookmark-end text:name="__RefHeading__1767_265185622"/></text:h>
      <text:p text:style-name="Bibliography">Parker, D., 2013. <text:span text:style-name="T9">Referencing with Word. </text:span>[Online] <text:line-break/>Available at: <text:span text:style-name="T10">http://intra.net.dcs.hull.ac.uk/student/modules/08341/WebPages/ReferencingWithWord.html</text:span><text:line-break/>[Accessed 18 September 2014].</text:p>
      <text:p text:style-name="P36">University of Hull Skills Team, 2014. <text:span text:style-name="T9">What is referencing and how do you do it?. </text:span>[Online] <text:line-break/>Available at: <text:span text:style-name="T10">http://www2.hull.ac.uk/lli/skills-development/referencing/introduction_to_referencing.aspx</text:span><text:line-break/>[Accessed 19 September 2014].</text:p>
      <text:p text:style-name="Standard"/>
      <text:p text:style-name="P33"/>
      <text:h text:style-name="P51" text:outline-level="1"><text:bookmark-start text:name="__RefHeading__1769_265185622"/><text:bookmark-start text:name="_Toc398826344"/><office:annotation office:name="__Fieldmark__1062_300286783"><dc:creator>David Parker</dc:creator><dc:date>2014-09-18T17:38:00</dc:date><text:sender-initials>DP</text:sender-initials><text:list text:continue-numbering="true" text:style-name=""><text:list-item><text:p>May include for example an outline top-level system diagram, entity model, etc., if available and likely to help illustrate the project objectives.</text:p></text:list-item></text:list><text:p/><text:p>If you don’t have any appendices, then you should remove this section altogether</text:p></office:annotation>Appendices <office:annotation-end office:name="__Fieldmark__1062_300286783"/><text:bookmark-end text:name="__RefHeading__1769_265185622"/><text:bookmark-end text:name="_Toc398826344"/></text:h>
      <text:h text:style-name="Heading_20_2" text:outline-level="2"><text:bookmark-start text:name="__RefHeading__1771_265185622"/><text:bookmark-start text:name="_Toc398826345"/>Appendix A – <office:annotation office:name="__Fieldmark__1073_300286783"><dc:creator>David Parker</dc:creator><dc:date>2014-09-18T17:37:00</dc:date><text:sender-initials>DP</text:sender-initials><text:list text:continue-numbering="true" text:style-name=""><text:list-item><text:p>The Appendix title should be phrased accordingly to relate to content included.</text:p></text:list-item></text:list><text:p/><text:p>Note that these have letters rather than number, e.g. Appendix A, Appendix B, etc.</text:p></office:annotation>Each appendix should have a title<office:annotation-end office:name="__Fieldmark__1073_300286783"/><text:bookmark-end text:name="__RefHeading__1771_265185622"/><text:bookmark-end text:name="_Toc398826345"/></text:h>
      <text:p text:style-name="Standard"/>
      <text:p text:style-name="P8"/>
      <text:h text:style-name="P32" text:outline-level="1"><text:bookmark-start text:name="__RefHeading__1773_265185622"/><text:bookmark-start text:name="_Toc398826346"/>Ethics Checklist for Student Projects<text:bookmark-end text:name="__RefHeading__1773_265185622"/><text:bookmark-end text:name="_Toc398826346"/></text:h>
      <text:p text:style-name="P16">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Standard"><text:span text:style-name="T11">If your project does </text:span><text:span text:style-name="T12">not</text:span><text:span text:style-name="T11"> make use of other people then you can skip Section A and directly complete the declaration in Section B by marking box ‘1’ with an X.</text:span></text:p>
      <text:p text:style-name="Ethics_20_Sub-Sections_20_heading"><text:bookmark-start text:name="_Toc205628478"/>Section A<text:bookmark-end text:name="_Toc205628478"/></text:p>
      <text:p text:style-name="P37">1.<text:tab/>Participants will not be exposed to any risks greater than those encountered in their normal working life.</text:p>
      <text:p text:style-name="P39">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37">2.<text:tab/>The experimental materials will be paper-based, or comprised software running on standard hardware.</text:p>
      <text:p text:style-name="P40">Participants should not be exposed to any risks associated with the use of non-standard equipment: anything other than pen-and-paper, standard PCs, mobile phones, and PDAs is considered non-standard.</text:p>
      <text:p text:style-name="P37">3.<text:tab/>All participants will explicitly state that they agree to take part, and that their data could be used in the project.</text:p>
      <text:p text:style-name="P40">If the results of the evaluation are likely to be used beyond the term of the project (for example, the software is to be deployed, or the data is to be published), then signed consent is necessary. A separate consent form should be signed by each participant.</text:p>
      <text:p text:style-name="P28">Otherwise, verbal consent is sufficient, and should be explicitly requested in the introductory script.</text:p>
      <text:p text:style-name="P37">4.<text:tab/>No incentives will be offered to the participants.</text:p>
      <text:p text:style-name="P27">The payment of participants must not be used to induce them to risk harm beyond that which they risk without payment in their normal lifestyle.</text:p>
      <text:p text:style-name="P37">5.<text:tab/>No information about the evaluation or materials will intentionally be withheld from the participants.</text:p>
      <text:p text:style-name="P27">Withholding information or misleading participants is unacceptable if participants are likely to object or show unease when debriefed.</text:p>
      <text:p text:style-name="P37">6.<text:tab/>No participant will be under the age of 16.</text:p>
      <text:p text:style-name="P27">Parental consent is required for participants under the age of 16.</text:p>
      <text:p text:style-name="P27"/>
      <text:p text:style-name="P37">7.<text:tab/>No participant will have an impairment that may limit their understanding or communication.</text:p>
      <text:p text:style-name="P27">Additional consent is required for participants with impairments.</text:p>
      <text:p text:style-name="P37">8.<text:tab/>Neither I nor my supervisor is in a position of authority or influence over any of the participants.</text:p>
      <text:p text:style-name="P27">A position of authority or influence over any participant must not be allowed to pressurise participants to take part in, or remain in, any experiment.</text:p>
      <text:p text:style-name="P38">9.<text:tab/>All participants will be informed that they can withdraw at any time.</text:p>
      <text:p text:style-name="P27">All participants have the right to withdraw at any time during the investigation. They should be told this in the introductory script.</text:p>
      <text:p text:style-name="P37">10.<text:tab/>All participants will be informed of my contact details.</text:p>
      <text:p text:style-name="P27">All participants must be able to contact the investigator after the investigation. They should be given the details of both student and module coordinator or supervisor as part of the debriefing.</text:p>
      <text:p text:style-name="P37"><text:soft-page-break/>11.<text:tab/>The evaluation will be discussed with all the participants at the end of the session, and all participants will have the opportunity to ask questions.</text:p>
      <text:p text:style-name="P27">The student must provide the participants with sufficient information in the debriefing to enable them to understand the nature of the investigation.</text:p>
      <text:p text:style-name="P37">12.<text:tab/>All the data collected from the participants will be stored in an anonymous form.</text:p>
      <text:p text:style-name="P27">All participant data (hard-copy and soft-copy) should be stored securely, and in anonymous form.</text:p>
      <text:p text:style-name="P27"/>
      <text:p text:style-name="P16">If your evaluation does comply with all the twelve points above, please mark box ‘2’ in Section B.</text:p>
      <text:p text:style-name="P16"/>
      <text:p text:style-name="Standard"><text:span text:style-name="T11">If your evaluation does not comply with one or more of the twelve points above, please mark box ‘3’ in Section B unless you </text:span><text:span text:style-name="T12">know</text:span><text:span text:style-name="T11"> that your supervisor already has ethical approval for the project (in which case mark box ‘4’). If you are unsure mark box ‘3’.</text:span></text:p>
      <text:p text:style-name="P19"/>
      <text:p text:style-name="P19">[adapted from Department of Computing Science University of Glasgow Ethics checklist form for 3rd/4th/5th year, MSc IT/CS/ACS projects 2007]</text:p>
      <text:p text:style-name="Ethics_20_Sub-Sections_20_heading"><text:bookmark-start text:name="_Toc205628479"/>Section B<text:bookmark-end text:name="_Toc205628479"/></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4.C1" office:value-type="string">
            <text:p text:style-name="P17">Please mark only ONE box with an X</text:p>
          </table:table-cell>
        </table:table-row>
        <table:table-row table:style-name="Table4.1">
          <table:table-cell table:style-name="Table4.C1" office:value-type="string">
            <text:p text:style-name="P17">1</text:p>
          </table:table-cell>
          <table:table-cell table:style-name="Table4.C1" office:value-type="string">
            <text:p text:style-name="P30">This project does not involve other people in the collection of information and therefore does not require an ethical review</text:p>
          </table:table-cell>
          <table:table-cell table:style-name="Table4.C1" office:value-type="string">
            <text:p text:style-name="P17"/>
          </table:table-cell>
        </table:table-row>
        <table:table-row table:style-name="Table4.1">
          <table:table-cell table:style-name="Table4.C1" office:value-type="string">
            <text:p text:style-name="P17">2</text:p>
          </table:table-cell>
          <table:table-cell table:style-name="Table4.C1" office:value-type="string">
            <text:p text:style-name="P29"><text:span text:style-name="T11">This project complies with the </text:span><text:span text:style-name="T12">entire</text:span><text:span text:style-name="T11"> twelve point ethical checklist and therefore does not require ethical review.</text:span></text:p>
          </table:table-cell>
          <table:table-cell table:style-name="Table4.C1" office:value-type="string">
            <text:p text:style-name="P17"/>
          </table:table-cell>
        </table:table-row>
        <table:table-row table:style-name="Table4.1">
          <table:table-cell table:style-name="Table4.C1" office:value-type="string">
            <text:p text:style-name="P17">3</text:p>
          </table:table-cell>
          <table:table-cell table:style-name="Table4.C1" office:value-type="string">
            <text:p text:style-name="P29"><text:span text:style-name="T11">This project does not comply with </text:span><text:span text:style-name="T12">all</text:span><text:span text:style-name="T11"> of the twelve points above and therefore does require ethical review and the completion and submission of an ethical approval form.</text:span></text:p>
          </table:table-cell>
          <table:table-cell table:style-name="Table4.C1" office:value-type="string">
            <text:p text:style-name="P17"/>
          </table:table-cell>
        </table:table-row>
        <table:table-row table:style-name="Table4.1">
          <table:table-cell table:style-name="Table4.A5" office:value-type="string">
            <text:p text:style-name="P17">4</text:p>
          </table:table-cell>
          <table:table-cell table:style-name="Table4.A5" office:value-type="string">
            <text:p text:style-name="P29"><text:span text:style-name="T11">This project does not comply with </text:span><text:span text:style-name="T12">all</text:span><text:span text:style-name="T11"> of the twelve points above, however the supervisor already has ethical approval for this research</text:span></text:p>
          </table:table-cell>
          <table:table-cell table:style-name="Table4.A5" office:value-type="string">
            <text:p text:style-name="P21"/>
          </table:table-cell>
        </table:table-row>
      </table:table>
      <text:p text:style-name="P31"/>
      <text:p text:style-name="P31">If you have marked box ‘3’ you will be expected to apply for ethical approval. <text:s/>Further advice is available from both your project supervisor and the Department’s Ethical Officer, as well as by reading and completing the necessary forms contained in the Department’s Guidelines for Ethical Procedures; available online at:</text:p>
      <text:p text:style-name="Standard"><text:a xlink:type="simple" xlink:href="http://intra.net.dcs.hull.ac.uk/sites/home/staff/ethics/Ethics%20Committee/Forms/AllItems.aspx"><text:span text:style-name="T13">http://intra.net.dcs.hull.ac.uk/sites/home/staff/ethics/Ethics%20Committee/Forms/AllItems.aspx</text:span></text:a></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GB" style:letter-kerning="tru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564cm" style: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23cm" fo:margin-bottom="0.106cm" style:contextual-spacing="false" fo:keep-together="always" fo:keep-with-next="always"/>
      <style:text-properties fo:color="#000000" fo:font-size="14pt" style:font-size-asian="14pt"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style: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WWNum3"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WWNum3"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WWNum3"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WWNum3"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3"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3"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style:contextual-spacing="true" fo:text-align="start"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Contents_20_Heading" style:display-name="Contents Heading" style:family="paragraph" style:parent-style-name="Heading_20_1" style:next-style-name="Standard" style:default-outline-level="" style:class="index">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style: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style: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language="en" fo:country="GB" fo:font-weight="normal" style:font-size-asian="14pt" style:font-weight-asian="normal"/>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language="en" fo:country="US" style:font-name-asian="Times New Roman" style:font-family-asian="'Times New Roman'" style:font-family-generic-asian="system" style:font-pitch-asian="variable" style:font-size-asian="14pt" style:language-asian="en" style:country-asian="US"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1.878cm"/>
        </style:tab-stops>
      </style:paragraph-properties>
      <style:text-properties officeooo:paragraph-rsid="00088e9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11.878cm"/>
        </style:tab-stops>
      </style:paragraph-properties>
    </style:style>
    <style:style style:name="MT1" style:family="text">
      <style:text-properties officeooo:rsid="00088e9e" style:font-name-asian="Calibri1"/>
    </style:style>
    <style:style style:name="MT2" style:family="text">
      <style:text-properties style:font-name-asian="Calibri1"/>
    </style:style>
    <style:style style:name="MT3" style:family="text">
      <style:text-properties officeooo:rsid="000e30a4" style:font-name-asian="Calibri1"/>
    </style:style>
    <style:page-layout style:name="Mpm1">
      <style:page-layout-properties fo:page-width="21.001cm" fo:page-height="29.7cm" style:num-format="1" style:print-orientation="portrait" fo:margin-top="1.251cm" fo:margin-bottom="14.002cm" fo:margin-left="8.001cm" fo:margin-right="2.2cm" style:writing-mode="lr-tb" style:layout-grid-color="#c0c0c0" style:layout-grid-lines="11"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7.05cm" fo:margin-left="0cm" fo:margin-right="0cm" fo:margin-bottom="6.95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style:page-layout style:name="Mpm5">
      <style:page-layout-properties fo:page-width="21.001cm" fo:page-height="29.7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6">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9.7cm" fo:page-height="21.001cm" style:num-format="1" style:print-orientation="landscape" fo:margin-top="1.251cm" fo:margin-bottom="1.251cm" fo:margin-left="2.54cm" fo:margin-right="2.54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8">
      <style:page-layout-properties fo:page-width="21.001cm" fo:page-height="29.7cm" style:num-format="1" style:print-orientation="portrait" fo:margin-top="1.251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2"/>
    <style:master-page style:name="Converted3" style:page-layout-name="Mpm3">
      <style:header>
        <text:p text:style-name="Header"/>
      </style:header>
    </style:master-page>
    <style:master-page style:name="Converted4" style:page-layout-name="Mpm4">
      <style:header>
        <text:p text:style-name="Header"/>
      </style:header>
    </style:master-page>
    <style:master-page style:name="Converted5" style:page-layout-name="Mpm3">
      <style:header>
        <text:p text:style-name="Header"/>
      </style:header>
    </style:master-page>
    <style:master-page style:name="Converted6" style:page-layout-name="Mpm3">
      <style:header>
        <text:p text:style-name="Header"/>
      </style:header>
    </style:master-page>
    <style:master-page style:name="Converted7" style:page-layout-name="Mpm3">
      <style:header>
        <text:p text:style-name="Header"/>
      </style:header>
    </style:master-page>
    <style:master-page style:name="Converted8" style:page-layout-name="Mpm3">
      <style:header>
        <text:p text:style-name="Header"/>
      </style:header>
    </style:master-page>
    <style:master-page style:name="Converted9" style:page-layout-name="Mpm5">
      <style:header>
        <text:p text:style-name="MP1"><text:span text:style-name="Placeholder_20_Text"><text:span text:style-name="MT1">A sheet music library</text:span></text:span><text:tab/></text:p>
      </style:header>
      <style:footer>
        <text:p text:style-name="MP2"><text:page-number text:select-page="current">5</text:page-number></text:p>
      </style:footer>
    </style:master-page>
    <style:master-page style:name="Converted10"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1"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2"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3" style:page-layout-name="Mpm7">
      <style:header>
        <text:p text:style-name="MP3"><text:span text:style-name="Placeholder_20_Text"><text:span text:style-name="MT2">[Title]</text:span></text:span><text:tab/></text:p>
      </style:header>
      <style:footer>
        <text:p text:style-name="MP2"><text:page-number text:select-page="current">8</text:page-number></text:p>
      </style:footer>
    </style:master-page>
    <style:master-page style:name="Converted14"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5" style:page-layout-name="Mpm8">
      <style:header>
        <text:p text:style-name="MP3"><text:span text:style-name="Placeholder_20_Text"><text:span text:style-name="MT3">A Sheet Music Library</text:span></text:span><text:tab/></text:p>
      </style:header>
      <style:footer>
        <text:p text:style-name="MP2"><text:page-number text:select-page="current">9</text:page-number></text:p>
      </style:footer>
    </style:master-page>
    <style:master-page style:name="Converted16"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7" style:page-layout-name="Mpm6">
      <style:header>
        <text:p text:style-name="MP3"><text:span text:style-name="Placeholder_20_Text"><text:span text:style-name="MT2">[Title]</text:span></text:span><text:tab/></text:p>
      </style:header>
      <style:footer>
        <text:p text:style-name="MP2"><text:page-number text:select-page="current">0</text:page-number></text:p>
      </style:footer>
    </style:master-page>
    <style:master-page style:name="Converted18" style:page-layout-name="Mpm5">
      <style:header>
        <text:p text:style-name="Header"/>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4-10-12T22:57:55.491855900</meta:creation-date>
    <dc:date>2014-10-13T15:14:24.940844662</dc:date>
    <meta:editing-duration>PT20M24S</meta:editing-duration>
    <meta:generator>LibreOffice/4.2.6.3$Linux_x86 LibreOffice_project/420m0$Build-3</meta:generator>
    <meta:document-statistic meta:table-count="4" meta:image-count="0" meta:object-count="0" meta:page-count="12" meta:paragraph-count="211" meta:word-count="1899" meta:character-count="11456" meta:non-whitespace-character-count="9756"/>
    <meta:user-defined meta:name="AppVersion">15.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1 - Initial Report Template.dotx" xlink:href=""/>
  </office:meta>
</office:document-meta>
</file>